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5.5pt" style:use-optimal-column-width="true"/>
    </style:style>
    <style:style style:name="ACOL-2" style:family="table-column">
      <style:table-column-properties style:column-width="57.75pt" style:use-optimal-column-width="true"/>
    </style:style>
    <style:style style:name="ACOL-3" style:family="table-column">
      <style:table-column-properties style:column-width="108.75pt" style:use-optimal-column-width="true"/>
    </style:style>
    <style:style style:name="ACOL-4" style:family="table-column">
      <style:table-column-properties style:column-width="52.5pt" style:use-optimal-column-width="true"/>
    </style:style>
    <style:style style:name="ACOL-5" style:family="table-column">
      <style:table-column-properties style:column-width="135.75pt" style:use-optimal-column-width="true"/>
    </style:style>
    <style:style style:name="ACOL-6" style:family="table-column">
      <style:table-column-properties style:column-width="122.25pt" style:use-optimal-column-width="true"/>
    </style:style>
    <style:style style:name="ACOL-7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fmax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"/>
        <table:table-column table:style-name="ACOL-6"/>
        <table:table-column table:style-name="ACOL-0" table:number-columns-repeated="245"/>
        <table:table-row table:style-name="AROW-0">
          <table:table-cell table:style-name="Gnumeric-default" office:value-type="string">
            <text:p>f(MAX)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OSC_50_B3B</text:p>
          </table:table-cell>
          <table:table-cell table:style-name="Gnumeric-default" office:value-type="string">
            <text:p>altera_reserved_tck</text:p>
          </table:table-cell>
          <table:table-cell table:style-name="Gnumeric-default" office:value-type="string">
            <text:p>soc|pll_0|altera_pll_i|general[0].gpll~PLL_OUTPUT_COUNTER|divclk</text:p>
          </table:table-cell>
          <table:table-cell table:style-name="Gnumeric-default" office:value-type="string">
            <text:p>f(MAX) Geomean</text:p>
          </table:table-cell>
          <table:table-cell table:number-columns-repeated="2" table:style-name="Gnumeric-default"/>
          <table:table-cell table:style-name="Gnumeric-default" office:value-type="string">
            <text:p>f(MAX)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string">
            <text:p>179.24 MHz</text:p>
          </table:table-cell>
          <table:table-cell table:style-name="Gnumeric-default" office:value-type="string">
            <text:p>101.27 MHz</text:p>
          </table:table-cell>
          <table:table-cell table:style-name="Gnumeric-default" office:value-type="string">
            <text:p>87.85 MHz</text:p>
          </table:table-cell>
          <table:table-cell table:style-name="Gnumeric-default" office:value-type="string">
            <text:p>116.829 MHz</text:p>
          </table:table-cell>
          <table:table-cell table:style-name="Gnumeric-default"/>
          <table:table-cell table:style-name="Gnumeric-default" table:formula="of:=LEFT([.D3];6)" office:value-type="string" office:string-value="87.85 ">
            <text:p>87.85 </text:p>
          </table:table-cell>
          <table:table-cell table:style-name="Gnumeric-default" table:formula="of:=VALUE([.G3])" office:value-type="float" office:value="87.849999999999994">
            <text:p>87.8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string">
            <text:p>211.1 MHz</text:p>
          </table:table-cell>
          <table:table-cell table:style-name="Gnumeric-default" office:value-type="string">
            <text:p>70.49 MHz</text:p>
          </table:table-cell>
          <table:table-cell table:style-name="Gnumeric-default" office:value-type="string">
            <text:p>91.37 MHz</text:p>
          </table:table-cell>
          <table:table-cell table:style-name="Gnumeric-default" office:value-type="string">
            <text:p>110.783 MHz</text:p>
          </table:table-cell>
          <table:table-cell table:style-name="Gnumeric-default"/>
          <table:table-cell table:style-name="Gnumeric-default" table:formula="of:=LEFT([.D4];6)" office:value-type="string" office:string-value="91.37 ">
            <text:p>91.37 </text:p>
          </table:table-cell>
          <table:table-cell table:style-name="Gnumeric-default" table:formula="of:=VALUE([.G4])" office:value-type="float" office:value="91.370000000000005">
            <text:p>91.3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string">
            <text:p>188.11 MHz</text:p>
          </table:table-cell>
          <table:table-cell table:style-name="Gnumeric-default" office:value-type="string">
            <text:p>94.38 MHz</text:p>
          </table:table-cell>
          <table:table-cell table:style-name="Gnumeric-default" office:value-type="string">
            <text:p>90.49 MHz</text:p>
          </table:table-cell>
          <table:table-cell table:style-name="Gnumeric-default" office:value-type="string">
            <text:p>117.120 MHz</text:p>
          </table:table-cell>
          <table:table-cell table:style-name="Gnumeric-default"/>
          <table:table-cell table:style-name="Gnumeric-default" table:formula="of:=LEFT([.D5];6)" office:value-type="string" office:string-value="90.49 ">
            <text:p>90.49 </text:p>
          </table:table-cell>
          <table:table-cell table:style-name="Gnumeric-default" table:formula="of:=VALUE([.G5])" office:value-type="float" office:value="90.489999999999995">
            <text:p>90.4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string">
            <text:p>199.28 MHz</text:p>
          </table:table-cell>
          <table:table-cell table:style-name="Gnumeric-default" office:value-type="string">
            <text:p>84.7 MHz</text:p>
          </table:table-cell>
          <table:table-cell table:style-name="Gnumeric-default" office:value-type="string">
            <text:p>88.88 MHz</text:p>
          </table:table-cell>
          <table:table-cell table:style-name="Gnumeric-default" office:value-type="string">
            <text:p>114.477 MHz</text:p>
          </table:table-cell>
          <table:table-cell table:style-name="Gnumeric-default"/>
          <table:table-cell table:style-name="Gnumeric-default" table:formula="of:=LEFT([.D6];6)" office:value-type="string" office:string-value="88.88 ">
            <text:p>88.88 </text:p>
          </table:table-cell>
          <table:table-cell table:style-name="Gnumeric-default" table:formula="of:=VALUE([.G6])" office:value-type="float" office:value="88.879999999999995">
            <text:p>88.8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string">
            <text:p>219.25 MHz</text:p>
          </table:table-cell>
          <table:table-cell table:style-name="Gnumeric-default" office:value-type="string">
            <text:p>88.77 MHz</text:p>
          </table:table-cell>
          <table:table-cell table:style-name="Gnumeric-default" office:value-type="string">
            <text:p>92.52 MHz</text:p>
          </table:table-cell>
          <table:table-cell table:style-name="Gnumeric-default" office:value-type="string">
            <text:p>121.660 MHz</text:p>
          </table:table-cell>
          <table:table-cell table:style-name="Gnumeric-default"/>
          <table:table-cell table:style-name="Gnumeric-default" table:formula="of:=LEFT([.D7];6)" office:value-type="string" office:string-value="92.52 ">
            <text:p>92.52 </text:p>
          </table:table-cell>
          <table:table-cell table:style-name="Gnumeric-default" table:formula="of:=VALUE([.G7])" office:value-type="float" office:value="92.519999999999996">
            <text:p>92.5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string">
            <text:p>176.87 MHz</text:p>
          </table:table-cell>
          <table:table-cell table:style-name="Gnumeric-default" office:value-type="string">
            <text:p>84.27 MHz</text:p>
          </table:table-cell>
          <table:table-cell table:style-name="Gnumeric-default" office:value-type="string">
            <text:p>89.79 MHz</text:p>
          </table:table-cell>
          <table:table-cell table:style-name="Gnumeric-default" office:value-type="string">
            <text:p>110.201 MHz</text:p>
          </table:table-cell>
          <table:table-cell table:style-name="Gnumeric-default"/>
          <table:table-cell table:style-name="Gnumeric-default" table:formula="of:=LEFT([.D8];6)" office:value-type="string" office:string-value="89.79 ">
            <text:p>89.79 </text:p>
          </table:table-cell>
          <table:table-cell table:style-name="Gnumeric-default" table:formula="of:=VALUE([.G8])" office:value-type="float" office:value="89.790000000000006">
            <text:p>89.7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string">
            <text:p>210.17 MHz</text:p>
          </table:table-cell>
          <table:table-cell table:style-name="Gnumeric-default" office:value-type="string">
            <text:p>98.3 MHz</text:p>
          </table:table-cell>
          <table:table-cell table:style-name="Gnumeric-default" office:value-type="string">
            <text:p>93.44 MHz</text:p>
          </table:table-cell>
          <table:table-cell table:style-name="Gnumeric-default" office:value-type="string">
            <text:p>124.514 MHz</text:p>
          </table:table-cell>
          <table:table-cell table:style-name="Gnumeric-default"/>
          <table:table-cell table:style-name="Gnumeric-default" table:formula="of:=LEFT([.D9];6)" office:value-type="string" office:string-value="93.44 ">
            <text:p>93.44 </text:p>
          </table:table-cell>
          <table:table-cell table:style-name="Gnumeric-default" table:formula="of:=VALUE([.G9])" office:value-type="float" office:value="93.439999999999998">
            <text:p>93.4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string">
            <text:p>189.04 MHz</text:p>
          </table:table-cell>
          <table:table-cell table:style-name="Gnumeric-default" office:value-type="string">
            <text:p>79.41 MHz</text:p>
          </table:table-cell>
          <table:table-cell table:style-name="Gnumeric-default" office:value-type="string">
            <text:p>88.72 MHz</text:p>
          </table:table-cell>
          <table:table-cell table:style-name="Gnumeric-default" office:value-type="string">
            <text:p>110.023 MHz</text:p>
          </table:table-cell>
          <table:table-cell table:style-name="Gnumeric-default"/>
          <table:table-cell table:style-name="Gnumeric-default" table:formula="of:=LEFT([.D10];6)" office:value-type="string" office:string-value="88.72 ">
            <text:p>88.72 </text:p>
          </table:table-cell>
          <table:table-cell table:style-name="Gnumeric-default" table:formula="of:=VALUE([.G10])" office:value-type="float" office:value="88.719999999999999">
            <text:p>88.7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string">
            <text:p>161.86 MHz</text:p>
          </table:table-cell>
          <table:table-cell table:style-name="Gnumeric-default" office:value-type="string">
            <text:p>75.8 MHz</text:p>
          </table:table-cell>
          <table:table-cell table:style-name="Gnumeric-default" office:value-type="string">
            <text:p>91.0 MHz</text:p>
          </table:table-cell>
          <table:table-cell table:style-name="Gnumeric-default" office:value-type="string">
            <text:p>103.741 MHz</text:p>
          </table:table-cell>
          <table:table-cell table:style-name="Gnumeric-default"/>
          <table:table-cell table:style-name="Gnumeric-default" table:formula="of:=LEFT([.D11];5)" office:value-type="string" office:string-value="91.0 ">
            <text:p>91.0 </text:p>
          </table:table-cell>
          <table:table-cell table:style-name="Gnumeric-default" table:formula="of:=VALUE([.G11])" office:value-type="float" office:value="91">
            <text:p>9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string">
            <text:p>180.34 MHz</text:p>
          </table:table-cell>
          <table:table-cell table:style-name="Gnumeric-default" office:value-type="string">
            <text:p>98.03 MHz</text:p>
          </table:table-cell>
          <table:table-cell table:style-name="Gnumeric-default" office:value-type="string">
            <text:p>89.47 MHz</text:p>
          </table:table-cell>
          <table:table-cell table:style-name="Gnumeric-default" office:value-type="string">
            <text:p>116.513 MHz</text:p>
          </table:table-cell>
          <table:table-cell table:style-name="Gnumeric-default"/>
          <table:table-cell table:style-name="Gnumeric-default" table:formula="of:=LEFT([.D12];6)" office:value-type="string" office:string-value="89.47 ">
            <text:p>89.47 </text:p>
          </table:table-cell>
          <table:table-cell table:style-name="Gnumeric-default" table:formula="of:=VALUE([.G12])" office:value-type="float" office:value="89.469999999999999">
            <text:p>89.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string">
            <text:p>195.12 MHz</text:p>
          </table:table-cell>
          <table:table-cell table:style-name="Gnumeric-default" office:value-type="string">
            <text:p>86.69 MHz</text:p>
          </table:table-cell>
          <table:table-cell table:style-name="Gnumeric-default" office:value-type="string">
            <text:p>91.88 MHz</text:p>
          </table:table-cell>
          <table:table-cell table:style-name="Gnumeric-default" office:value-type="string">
            <text:p>115.833 MHz</text:p>
          </table:table-cell>
          <table:table-cell table:style-name="Gnumeric-default"/>
          <table:table-cell table:style-name="Gnumeric-default" table:formula="of:=LEFT([.D13];6)" office:value-type="string" office:string-value="91.88 ">
            <text:p>91.88 </text:p>
          </table:table-cell>
          <table:table-cell table:style-name="Gnumeric-default" table:formula="of:=VALUE([.G13])" office:value-type="float" office:value="91.879999999999995">
            <text:p>91.8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string">
            <text:p>182.38 MHz</text:p>
          </table:table-cell>
          <table:table-cell table:style-name="Gnumeric-default" office:value-type="string">
            <text:p>82.83 MHz</text:p>
          </table:table-cell>
          <table:table-cell table:style-name="Gnumeric-default" office:value-type="string">
            <text:p>88.83 MHz</text:p>
          </table:table-cell>
          <table:table-cell table:style-name="Gnumeric-default" office:value-type="string">
            <text:p>110.300 MHz</text:p>
          </table:table-cell>
          <table:table-cell table:style-name="Gnumeric-default"/>
          <table:table-cell table:style-name="Gnumeric-default" table:formula="of:=LEFT([.D14];6)" office:value-type="string" office:string-value="88.83 ">
            <text:p>88.83 </text:p>
          </table:table-cell>
          <table:table-cell table:style-name="Gnumeric-default" table:formula="of:=VALUE([.G14])" office:value-type="float" office:value="88.829999999999998">
            <text:p>88.8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string">
            <text:p>211.33 MHz</text:p>
          </table:table-cell>
          <table:table-cell table:style-name="Gnumeric-default" office:value-type="string">
            <text:p>86.89 MHz</text:p>
          </table:table-cell>
          <table:table-cell table:style-name="Gnumeric-default" office:value-type="string">
            <text:p>86.18 MHz</text:p>
          </table:table-cell>
          <table:table-cell table:style-name="Gnumeric-default" office:value-type="string">
            <text:p>116.532 MHz</text:p>
          </table:table-cell>
          <table:table-cell table:style-name="Gnumeric-default"/>
          <table:table-cell table:style-name="Gnumeric-default" table:formula="of:=LEFT([.D15];6)" office:value-type="string" office:string-value="86.18 ">
            <text:p>86.18 </text:p>
          </table:table-cell>
          <table:table-cell table:style-name="Gnumeric-default" table:formula="of:=VALUE([.G15])" office:value-type="float" office:value="86.180000000000007">
            <text:p>86.1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string">
            <text:p>181.06 MHz</text:p>
          </table:table-cell>
          <table:table-cell table:style-name="Gnumeric-default" office:value-type="string">
            <text:p>100.55 MHz</text:p>
          </table:table-cell>
          <table:table-cell table:style-name="Gnumeric-default" office:value-type="string">
            <text:p>89.45 MHz</text:p>
          </table:table-cell>
          <table:table-cell table:style-name="Gnumeric-default" office:value-type="string">
            <text:p>117.651 MHz</text:p>
          </table:table-cell>
          <table:table-cell table:style-name="Gnumeric-default"/>
          <table:table-cell table:style-name="Gnumeric-default" table:formula="of:=LEFT([.D16];6)" office:value-type="string" office:string-value="89.45 ">
            <text:p>89.45 </text:p>
          </table:table-cell>
          <table:table-cell table:style-name="Gnumeric-default" table:formula="of:=VALUE([.G16])" office:value-type="float" office:value="89.450000000000003">
            <text:p>89.4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string">
            <text:p>172.65 MHz</text:p>
          </table:table-cell>
          <table:table-cell table:style-name="Gnumeric-default" office:value-type="string">
            <text:p>109.9 MHz</text:p>
          </table:table-cell>
          <table:table-cell table:style-name="Gnumeric-default" office:value-type="string">
            <text:p>89.45 MHz</text:p>
          </table:table-cell>
          <table:table-cell table:style-name="Gnumeric-default" office:value-type="string">
            <text:p>119.284 MHz</text:p>
          </table:table-cell>
          <table:table-cell table:style-name="Gnumeric-default"/>
          <table:table-cell table:style-name="Gnumeric-default" table:formula="of:=LEFT([.D17];6)" office:value-type="string" office:string-value="89.45 ">
            <text:p>89.45 </text:p>
          </table:table-cell>
          <table:table-cell table:style-name="Gnumeric-default" table:formula="of:=VALUE([.G17])" office:value-type="float" office:value="89.450000000000003">
            <text:p>89.4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string">
            <text:p>194.21 MHz</text:p>
          </table:table-cell>
          <table:table-cell table:style-name="Gnumeric-default" office:value-type="string">
            <text:p>76.14 MHz</text:p>
          </table:table-cell>
          <table:table-cell table:style-name="Gnumeric-default" office:value-type="string">
            <text:p>88.36 MHz</text:p>
          </table:table-cell>
          <table:table-cell table:style-name="Gnumeric-default" office:value-type="string">
            <text:p>109.323 MHz</text:p>
          </table:table-cell>
          <table:table-cell table:style-name="Gnumeric-default"/>
          <table:table-cell table:style-name="Gnumeric-default" table:formula="of:=LEFT([.D18];6)" office:value-type="string" office:string-value="88.36 ">
            <text:p>88.36 </text:p>
          </table:table-cell>
          <table:table-cell table:style-name="Gnumeric-default" table:formula="of:=VALUE([.G18])" office:value-type="float" office:value="88.359999999999999">
            <text:p>88.36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ACE-0" table:formula="of:=AVERAGE([.H3:.H18])" office:value-type="float" office:value="89.855000000000004">
            <text:p>89.85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ACE-0" table:formula="of:=STDEV([.H3:.H18])" office:value-type="float" office:value="1.8546374308742923">
            <text:p>1.8546374308742923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string">
            <text:p>Simulation Summary</text:p>
          </table:table-cell>
          <table:table-cell table:number-columns-repeated="3" table:style-name="ACE-2"/>
          <table:table-cell table:style-name="ACE-0"/>
          <table:table-cell table:number-columns-repeated="3" table:style-name="ACE-2"/>
          <table:table-cell table:number-columns-repeated="248" table:style-name="Gnumeric-default"/>
        </table:table-row>
        <table:table-row table:style-name="AROW-1">
          <table:table-cell table:style-name="ACE-2" office:value-type="string">
            <text:p>Execution</text:p>
          </table:table-cell>
          <table:table-cell table:style-name="ACE-2" office:value-type="string">
            <text:p>Duration</text:p>
          </table:table-cell>
          <table:table-cell table:style-name="ACE-2"/>
          <table:table-cell table:style-name="ACE-2" office:value-type="string">
            <text:p>Time (s)</text:p>
          </table:table-cell>
          <table:table-cell table:style-name="ACE-2" office:value-type="string">
            <text:p>Clock cycles</text:p>
          </table:table-cell>
          <table:table-cell table:style-name="ACE-2" office:value-type="string">
            <text:p>Synth time (s)</text:p>
          </table:table-cell>
          <table:table-cell table:style-name="ACE-2" office:value-type="string">
            <text:p>Advantage</text:p>
          </table:table-cell>
          <table:table-cell table:style-name="ACE-2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313</text:p>
          </table:table-cell>
          <table:table-cell table:style-name="ACE-2" table:formula="of:=[.B23]*60+[.C23]" office:value-type="float" office:value="85.313000000000002">
            <text:p>85.313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23]/([.H3]*10^6)" office:value-type="float" office:value="1.2132949345475241">
            <text:p>1.2132949345475241</text:p>
          </table:table-cell>
          <table:table-cell table:style-name="ACE-2" table:formula="of:=[.D23]/[.F23]" office:value-type="float" office:value="70.315137375741131">
            <text:p>70.31514</text:p>
          </table:table-cell>
          <table:table-cell table:style-name="ACE-2" table:formula="of:=([.E23]/[.D23])/10^6" office:value-type="float" office:value="1.2493753589722552">
            <text:p>1.2493753589722552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268</text:p>
          </table:table-cell>
          <table:table-cell table:style-name="ACE-2" table:formula="of:=[.B24]*60+[.C24]" office:value-type="float" office:value="85.268000000000001">
            <text:p>85.268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24]/([.H4]*10^6)" office:value-type="float" office:value="1.1665531356024954">
            <text:p>1.1665531356024954</text:p>
          </table:table-cell>
          <table:table-cell table:style-name="ACE-2" table:formula="of:=[.D24]/[.F24]" office:value-type="float" office:value="73.093970088178807">
            <text:p>73.09397</text:p>
          </table:table-cell>
          <table:table-cell table:style-name="ACE-2" table:formula="of:=([.E24]/[.D24])/10^6" office:value-type="float" office:value="1.2500347140779657">
            <text:p>1.2500347140779657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3">
            <text:p>3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334</text:p>
          </table:table-cell>
          <table:table-cell table:style-name="ACE-2" table:formula="of:=[.B25]*60+[.C25]" office:value-type="float" office:value="85.334000000000003">
            <text:p>85.334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25]/([.H5]*10^6)" office:value-type="float" office:value="1.1778976682506355">
            <text:p>1.1778976682506355</text:p>
          </table:table-cell>
          <table:table-cell table:style-name="ACE-2" table:formula="of:=[.D25]/[.F25]" office:value-type="float" office:value="72.446021670740294">
            <text:p>72.44602</text:p>
          </table:table-cell>
          <table:table-cell table:style-name="ACE-2" table:formula="of:=([.E25]/[.D25])/10^6" office:value-type="float" office:value="1.2490678979070475">
            <text:p>1.2490678979070475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4">
            <text:p>4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340</text:p>
          </table:table-cell>
          <table:table-cell table:style-name="ACE-2" table:formula="of:=[.B26]*60+[.C26]" office:value-type="float" office:value="85.340000000000003">
            <text:p>85.34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26]/([.H6]*10^6)" office:value-type="float" office:value="1.1992344734473448">
            <text:p>1.1992344734473448</text:p>
          </table:table-cell>
          <table:table-cell table:style-name="ACE-2" table:formula="of:=[.D26]/[.F26]" office:value-type="float" office:value="71.162063707758364">
            <text:p>71.16206</text:p>
          </table:table-cell>
          <table:table-cell table:style-name="ACE-2" table:formula="of:=([.E26]/[.D26])/10^6" office:value-type="float" office:value="1.2489800796812749">
            <text:p>1.248980079681275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5">
            <text:p>5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358</text:p>
          </table:table-cell>
          <table:table-cell table:style-name="ACE-2" table:formula="of:=[.B27]*60+[.C27]" office:value-type="float" office:value="85.358000000000004">
            <text:p>85.358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27]/([.H7]*10^6)" office:value-type="float" office:value="1.1520531776913099">
            <text:p>1.1520531776913099</text:p>
          </table:table-cell>
          <table:table-cell table:style-name="ACE-2" table:formula="of:=[.D27]/[.F27]" office:value-type="float" office:value="74.092065933150437">
            <text:p>74.09207</text:p>
          </table:table-cell>
          <table:table-cell table:style-name="ACE-2" table:formula="of:=([.E27]/[.D27])/10^6" office:value-type="float" office:value="1.2487166990791725">
            <text:p>1.2487166990791725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6">
            <text:p>6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287</text:p>
          </table:table-cell>
          <table:table-cell table:style-name="ACE-2" table:formula="of:=[.B28]*60+[.C28]" office:value-type="float" office:value="85.287000000000006">
            <text:p>85.287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28]/([.H8]*10^6)" office:value-type="float" office:value="1.187080521216171">
            <text:p>1.187080521216171</text:p>
          </table:table-cell>
          <table:table-cell table:style-name="ACE-2" table:formula="of:=[.D28]/[.F28]" office:value-type="float" office:value="71.846010844001526">
            <text:p>71.84601</text:p>
          </table:table-cell>
          <table:table-cell table:style-name="ACE-2" table:formula="of:=([.E28]/[.D28])/10^6" office:value-type="float" office:value="1.2497562348306308">
            <text:p>1.2497562348306308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7">
            <text:p>7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37.619</text:p>
          </table:table-cell>
          <table:table-cell table:style-name="ACE-2" table:formula="of:=[.B29]*60+[.C29]" office:value-type="float" office:value="97.619">
            <text:p>97.619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29]/([.H9]*10^6)" office:value-type="float" office:value="1.1407101883561643">
            <text:p>1.1407101883561643</text:p>
          </table:table-cell>
          <table:table-cell table:style-name="ACE-2" table:formula="of:=[.D29]/[.F29]" office:value-type="float" office:value="85.577389416215496">
            <text:p>85.57739</text:p>
          </table:table-cell>
          <table:table-cell table:style-name="ACE-2" table:formula="of:=([.E29]/[.D29])/10^6" office:value-type="float" office:value="1.0918771960376565">
            <text:p>1.0918771960376565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8">
            <text:p>8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339</text:p>
          </table:table-cell>
          <table:table-cell table:style-name="ACE-2" table:formula="of:=[.B30]*60+[.C30]" office:value-type="float" office:value="85.338999999999999">
            <text:p>85.339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30]/([.H10]*10^6)" office:value-type="float" office:value="1.201397204688909">
            <text:p>1.201397204688909</text:p>
          </table:table-cell>
          <table:table-cell table:style-name="ACE-2" table:formula="of:=[.D30]/[.F30]" office:value-type="float" office:value="71.033126818451166">
            <text:p>71.03313</text:p>
          </table:table-cell>
          <table:table-cell table:style-name="ACE-2" table:formula="of:=([.E30]/[.D30])/10^6" office:value-type="float" office:value="1.2489947151946943">
            <text:p>1.2489947151946943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9">
            <text:p>9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431</text:p>
          </table:table-cell>
          <table:table-cell table:style-name="ACE-2" table:formula="of:=[.B31]*60+[.C31]" office:value-type="float" office:value="85.430999999999997">
            <text:p>85.431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31]/([.H11]*10^6)" office:value-type="float" office:value="1.1712962637362638">
            <text:p>1.1712962637362638</text:p>
          </table:table-cell>
          <table:table-cell table:style-name="ACE-2" table:formula="of:=[.D31]/[.F31]" office:value-type="float" office:value="72.93714036744862">
            <text:p>72.93714</text:p>
          </table:table-cell>
          <table:table-cell table:style-name="ACE-2" table:formula="of:=([.E31]/[.D31])/10^6" office:value-type="float" office:value="1.2476496821996701">
            <text:p>1.24764968219967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453</text:p>
          </table:table-cell>
          <table:table-cell table:style-name="ACE-2" table:formula="of:=[.B32]*60+[.C32]" office:value-type="float" office:value="85.453000000000003">
            <text:p>85.453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32]/([.H12]*10^6)" office:value-type="float" office:value="1.1913262546104839">
            <text:p>1.191326254610484</text:p>
          </table:table-cell>
          <table:table-cell table:style-name="ACE-2" table:formula="of:=[.D32]/[.F32]" office:value-type="float" office:value="71.72930141453125">
            <text:p>71.7293</text:p>
          </table:table-cell>
          <table:table-cell table:style-name="ACE-2" table:formula="of:=([.E32]/[.D32])/10^6" office:value-type="float" office:value="1.2473284729617451">
            <text:p>1.247328472961745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11">
            <text:p>1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444</text:p>
          </table:table-cell>
          <table:table-cell table:style-name="ACE-2" table:formula="of:=[.B33]*60+[.C33]" office:value-type="float" office:value="85.444000000000003">
            <text:p>85.444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33]/([.H13]*10^6)" office:value-type="float" office:value="1.1600779277318241">
            <text:p>1.160077927731824</text:p>
          </table:table-cell>
          <table:table-cell table:style-name="ACE-2" table:formula="of:=[.D33]/[.F33]" office:value-type="float" office:value="73.653672703746281">
            <text:p>73.65367</text:p>
          </table:table-cell>
          <table:table-cell table:style-name="ACE-2" table:formula="of:=([.E33]/[.D33])/10^6" office:value-type="float" office:value="1.2474598567482797">
            <text:p>1.2474598567482797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12">
            <text:p>12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359</text:p>
          </table:table-cell>
          <table:table-cell table:style-name="ACE-2" table:formula="of:=[.B34]*60+[.C34]" office:value-type="float" office:value="85.359000000000009">
            <text:p>85.35900000000001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34]/([.H14]*10^6)" office:value-type="float" office:value="1.1999094900371496">
            <text:p>1.1999094900371496</text:p>
          </table:table-cell>
          <table:table-cell table:style-name="ACE-2" table:formula="of:=[.D34]/[.F34]" office:value-type="float" office:value="71.137865571308438">
            <text:p>71.13787</text:p>
          </table:table-cell>
          <table:table-cell table:style-name="ACE-2" table:formula="of:=([.E34]/[.D34])/10^6" office:value-type="float" office:value="1.2487020700804836">
            <text:p>1.2487020700804836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13">
            <text:p>13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530</text:p>
          </table:table-cell>
          <table:table-cell table:style-name="ACE-2" table:formula="of:=[.B35]*60+[.C35]" office:value-type="float" office:value="85.530000000000001">
            <text:p>85.53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35]/([.H15]*10^6)" office:value-type="float" office:value="1.2368062195404967">
            <text:p>1.2368062195404967</text:p>
          </table:table-cell>
          <table:table-cell table:style-name="ACE-2" table:formula="of:=[.D35]/[.F35]" office:value-type="float" office:value="69.15392132469745">
            <text:p>69.15392</text:p>
          </table:table-cell>
          <table:table-cell table:style-name="ACE-2" table:formula="of:=([.E35]/[.D35])/10^6" office:value-type="float" office:value="1.2462055419151175">
            <text:p>1.2462055419151175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14">
            <text:p>14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469</text:p>
          </table:table-cell>
          <table:table-cell table:style-name="ACE-2" table:formula="of:=[.B36]*60+[.C36]" office:value-type="float" office:value="85.468999999999994">
            <text:p>85.469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36]/([.H16]*10^6)" office:value-type="float" office:value="1.1915926215762995">
            <text:p>1.1915926215762995</text:p>
          </table:table-cell>
          <table:table-cell table:style-name="ACE-2" table:formula="of:=[.D36]/[.F36]" office:value-type="float" office:value="71.726694553493658">
            <text:p>71.72669</text:p>
          </table:table-cell>
          <table:table-cell table:style-name="ACE-2" table:formula="of:=([.E36]/[.D36])/10^6" office:value-type="float" office:value="1.2470949701061205">
            <text:p>1.2470949701061205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15">
            <text:p>15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405</text:p>
          </table:table-cell>
          <table:table-cell table:style-name="ACE-2" table:formula="of:=[.B37]*60+[.C37]" office:value-type="float" office:value="85.405000000000001">
            <text:p>85.405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37]/([.H17]*10^6)" office:value-type="float" office:value="1.1915926215762995">
            <text:p>1.1915926215762995</text:p>
          </table:table-cell>
          <table:table-cell table:style-name="ACE-2" table:formula="of:=[.D37]/[.F37]" office:value-type="float" office:value="71.672984922499694">
            <text:p>71.67298</text:p>
          </table:table-cell>
          <table:table-cell table:style-name="ACE-2" table:formula="of:=([.E37]/[.D37])/10^6" office:value-type="float" office:value="1.2480295064691762">
            <text:p>1.2480295064691762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float" office:value="16">
            <text:p>16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5.530</text:p>
          </table:table-cell>
          <table:table-cell table:style-name="ACE-2" table:formula="of:=[.B38]*60+[.C38]" office:value-type="float" office:value="85.530000000000001">
            <text:p>85.53</text:p>
          </table:table-cell>
          <table:table-cell table:style-name="ACE-2" office:value-type="float" office:value="106587960">
            <text:p>106587960</text:p>
          </table:table-cell>
          <table:table-cell table:style-name="ACE-2" table:formula="of:=[.E38]/([.H18]*10^6)" office:value-type="float" office:value="1.2062919873245812">
            <text:p>1.2062919873245812</text:p>
          </table:table-cell>
          <table:table-cell table:style-name="ACE-2" table:formula="of:=[.D38]/[.F38]" office:value-type="float" office:value="70.903231471922354">
            <text:p>70.90323</text:p>
          </table:table-cell>
          <table:table-cell table:style-name="ACE-2" table:formula="of:=([.E38]/[.D38])/10^6" office:value-type="float" office:value="1.2462055419151175">
            <text:p>1.2462055419151175</text:p>
          </table:table-cell>
          <table:table-cell table:number-columns-repeated="248" table:style-name="Gnumeric-default"/>
        </table:table-row>
        <table:table-row table:style-name="AROW-1">
          <table:table-cell table:style-name="ACE-2"/>
          <table:table-cell table:style-name="ACE-3"/>
          <table:table-cell table:style-name="ACE-2"/>
          <table:table-cell table:style-name="ACE-0" table:formula="of:=AVERAGE([.D23:.D38])" office:value-type="float" office:value="86.154937500000003">
            <text:p>86.1549375</text:p>
          </table:table-cell>
          <table:table-cell table:style-name="ACE-4"/>
          <table:table-cell table:style-name="ACE-0" table:formula="of:=AVERAGE([.F23:.F38])" office:value-type="float" office:value="1.1866946681208721">
            <text:p>1.18669466812087</text:p>
          </table:table-cell>
          <table:table-cell table:style-name="ACE-0" table:formula="of:=AVERAGE([.G23:.G38])" office:value-type="float" office:value="72.655037386492808">
            <text:p>72.655</text:p>
          </table:table-cell>
          <table:table-cell table:style-name="ACE-0" table:formula="of:=AVERAGE([.H23:.H38])" office:value-type="float" office:value="1.2384674086360254">
            <text:p>1.2384674086360254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ACE-2"/>
          <table:table-cell table:style-name="ACE-0" table:formula="of:=STDEV([.D23:.D38])" office:value-type="float" office:value="3.0581284792881629">
            <text:p>3.058128479288163</text:p>
          </table:table-cell>
          <table:table-cell table:style-name="ACE-2"/>
          <table:table-cell table:style-name="ACE-0" table:formula="of:=STDEV([.F23:.F38])" office:value-type="float" office:value="0.024445388621762269">
            <text:p>0.02444538862176</text:p>
          </table:table-cell>
          <table:table-cell table:style-name="ACE-0" table:formula="of:=STDEV([.G23:.G38])" office:value-type="float" office:value="3.6666636961168835">
            <text:p>3.66666</text:p>
          </table:table-cell>
          <table:table-cell table:style-name="ACE-0" table:formula="of:=STDEV([.H23:.H38])" office:value-type="float" office:value="0.039108177914913625">
            <text:p>0.039108177914913625</text:p>
          </table:table-cell>
          <table:table-cell table:number-columns-repeated="248" table:style-name="Gnumeric-default"/>
        </table:table-row>
        <table:table-row table:style-name="AROW-0" table:number-rows-repeated="65496">
          <table:table-cell table:number-columns-repeated="256"/>
        </table:table-row>
        <table:named-expressions>
          <table:named-expression table:name="Print_Area" table:expression="of:=#REF!" table:base-cell-address="$'report_fmax.csv'.$A$1"/>
          <table:named-expression table:name="Sheet_Title" table:expression="of:=&quot;report_fmax.csv&quot;" table:base-cell-address="$'report_fmax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fmax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7T14:45:36Z</dc:date>
    <meta:creation-date>2020-05-07T14:33:52Z</meta:creation-date>
    <meta:generator>gnumeric/1.12.35</meta:generator>
  </office:meta>
</office:document-meta>
</file>